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1" svg:font-family="Consolas, 'Andale Mono WT', 'Andale Mono', 'Lucida Console', 'Lucida Sans Typewriter', 'DejaVu Sans Mono', 'Bitstream Vera Sans Mono', 'Liberation Mono', 'Nimbus Mono L', Monaco, 'Courier New', Courier, monospace"/>
    <style:font-face style:name="inherit" svg:font-family="inherit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style:font-name="Consolas" fo:font-size="14pt" fo:font-weight="normal" officeooo:paragraph-rsid="00033110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font-name="Consolas" officeooo:paragraph-rsid="00033110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style:font-name="Consolas" fo:font-size="14pt" officeooo:paragraph-rsid="000b6e85" style:font-size-asian="14pt" style:font-size-complex="14pt" loext:padding="0cm" loext:border="non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style:font-name="Consolas" fo:font-size="14pt" officeooo:paragraph-rsid="000b6e85" style:font-size-asian="14pt" style:font-size-complex="14pt"/>
    </style:style>
    <style:style style:name="T1" style:family="text">
      <style:text-properties fo:font-variant="normal" fo:text-transform="none" fo:color="#000000" loext:opacity="100%" style:font-name="Consolas1" fo:letter-spacing="normal" fo:font-style="normal"/>
    </style:style>
    <style:style style:name="T2" style:family="text">
      <style:text-properties fo:font-variant="normal" fo:text-transform="none" fo:color="#000000" loext:opacity="100%" style:font-name="Consolas1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loext:opacity="100%" style:font-name="Consolas1" fo:letter-spacing="normal" fo:font-style="normal" fo:font-weight="bold" officeooo:rsid="00033110" style:font-weight-asian="bold" style:font-weight-complex="bold"/>
    </style:style>
    <style:style style:name="T4" style:family="text">
      <style:text-properties fo:font-variant="normal" fo:text-transform="none" fo:color="#000000" loext:opacity="100%" style:font-name="Consolas1" fo:letter-spacing="normal" fo:font-style="normal" officeooo:rsid="0004dace"/>
    </style:style>
    <style:style style:name="T5" style:family="text">
      <style:text-properties fo:font-variant="normal" fo:text-transform="none" fo:color="#000000" loext:opacity="100%" style:font-name="Consolas1" fo:letter-spacing="normal" fo:font-style="normal" officeooo:rsid="00074956"/>
    </style:style>
    <style:style style:name="T6" style:family="text">
      <style:text-properties fo:font-variant="normal" fo:text-transform="none" fo:color="#000000" loext:opacity="100%" style:font-name="Consolas1" fo:letter-spacing="normal" fo:font-style="normal" style:text-underline-style="solid" style:text-underline-width="auto" style:text-underline-color="font-color"/>
    </style:style>
    <style:style style:name="T7" style:family="text">
      <style:text-properties fo:font-variant="normal" fo:text-transform="none" fo:color="#000000" loext:opacity="100%" style:font-name="Consolas1" fo:letter-spacing="normal" fo:font-style="normal" officeooo:rsid="000853ee"/>
    </style:style>
    <style:style style:name="T8" style:family="text">
      <style:text-properties fo:font-variant="normal" fo:text-transform="none" fo:color="#000000" loext:opacity="100%" style:font-name="Consolas1" fo:font-size="14pt" fo:letter-spacing="normal" fo:font-style="normal" fo:font-weight="normal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000000" loext:opacity="100%" style:font-name="Consolas1" fo:font-size="14pt" fo:letter-spacing="normal" fo:font-style="normal" fo:font-weight="bold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loext:opacity="100%" style:font-name="Consolas1" fo:font-size="13pt" fo:letter-spacing="normal" fo:font-style="normal" style:font-size-asian="13pt" style:font-size-complex="13pt"/>
    </style:style>
    <style:style style:name="T11" style:family="text">
      <style:text-properties fo:font-variant="normal" fo:text-transform="none" fo:color="#000000" loext:opacity="100%" style:font-name="Consolas1" fo:font-size="13pt" fo:letter-spacing="normal" fo:font-style="normal" fo:font-weight="bold" style:font-size-asian="13pt" style:font-weight-asian="bold" style:font-size-complex="13pt" style:font-weight-complex="bold"/>
    </style:style>
    <style:style style:name="T12" style:family="text">
      <style:text-properties fo:font-variant="normal" fo:text-transform="none" fo:color="#000000" loext:opacity="100%" fo:letter-spacing="normal" fo:font-style="normal"/>
    </style:style>
    <style:style style:name="T13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000000" loext:opacity="100%" fo:letter-spacing="normal" fo:font-style="normal" fo:font-weight="bold" officeooo:rsid="00033110" style:font-weight-asian="bold" style:font-weight-complex="bold"/>
    </style:style>
    <style:style style:name="T15" style:family="text">
      <style:text-properties fo:font-variant="normal" fo:text-transform="none" fo:color="#000000" loext:opacity="100%" fo:letter-spacing="normal" fo:font-style="normal" officeooo:rsid="0004dace"/>
    </style:style>
    <style:style style:name="T16" style:family="text">
      <style:text-properties fo:font-variant="normal" fo:text-transform="none" fo:color="#000000" loext:opacity="100%" fo:letter-spacing="normal" fo:font-style="normal" officeooo:rsid="00074956"/>
    </style:style>
    <style:style style:name="T17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/>
    </style:style>
    <style:style style:name="T18" style:family="text">
      <style:text-properties fo:font-variant="normal" fo:text-transform="none" fo:color="#000000" loext:opacity="100%" fo:letter-spacing="normal" fo:font-style="normal" officeooo:rsid="000853ee"/>
    </style:style>
    <style:style style:name="T19" style:family="text">
      <style:text-properties fo:font-variant="normal" fo:text-transform="none" fo:color="#000000" loext:opacity="100%" fo:font-size="13pt" fo:letter-spacing="normal" fo:font-style="normal" style:font-size-asian="13pt" style:font-size-complex="13pt"/>
    </style:style>
    <style:style style:name="T20" style:family="text">
      <style:text-properties fo:font-variant="normal" fo:text-transform="none" fo:color="#000000" loext:opacity="100%" fo:font-size="13pt" fo:letter-spacing="normal" fo:font-style="normal" fo:font-weight="bold" style:font-size-asian="13pt" style:font-weight-asian="bold" style:font-size-complex="13pt" style:font-weight-complex="bold"/>
    </style:style>
    <style:style style:name="T21" style:family="text">
      <style:text-properties fo:font-variant="normal" fo:text-transform="none" fo:color="#000000" loext:opacity="100%" fo:font-size="14pt" fo:letter-spacing="normal" fo:font-style="normal" fo:font-weight="bold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fo:color="#000000" loext:opacity="100%" fo:font-size="14pt" fo:letter-spacing="normal" fo:font-style="normal" fo:font-weight="normal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bf0041" loext:opacity="100%" style:font-name="Consolas1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fo:color="#bf0041" loext:opacity="100%" style:font-name="Consolas1" fo:font-size="14pt" fo:letter-spacing="normal" fo:font-style="normal" fo:font-weight="bold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fo:color="#bf0041" loext:opacity="100%" fo:letter-spacing="normal" fo:font-style="normal" fo:font-weight="bold" style:font-weight-asian="bold" style:font-weight-complex="bold"/>
    </style:style>
    <style:style style:name="T26" style:family="text">
      <style:text-properties fo:font-variant="normal" fo:text-transform="none" fo:color="#bf0041" loext:opacity="100%" fo:font-size="14pt" fo:letter-spacing="normal" fo:font-style="normal" fo:font-weight="bold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2a6099" loext:opacity="100%" style:font-name="Consolas1" fo:letter-spacing="normal" fo:font-style="normal" fo:font-weight="bold" style:font-weight-asian="bold" style:font-weight-complex="bold"/>
    </style:style>
    <style:style style:name="T28" style:family="text">
      <style:text-properties fo:font-variant="normal" fo:text-transform="none" fo:color="#2a6099" loext:opacity="100%" fo:letter-spacing="normal" fo:font-style="normal" fo:font-weight="bold" style:font-weight-asian="bold" style:font-weight-complex="bold"/>
    </style:style>
    <style:style style:name="T29" style:family="text">
      <style:text-properties fo:font-variant="normal" fo:text-transform="none" fo:color="#800080" loext:opacity="100%" style:font-name="Consolas1" fo:letter-spacing="normal" fo:font-style="normal" fo:font-weight="bold" style:font-weight-asian="bold" style:font-weight-complex="bold"/>
    </style:style>
    <style:style style:name="T30" style:family="text">
      <style:text-properties fo:font-variant="normal" fo:text-transform="none" fo:color="#800080" loext:opacity="100%" fo:letter-spacing="normal" fo:font-style="normal" fo:font-weight="bold" style:font-weight-asian="bold" style:font-weight-complex="bold"/>
    </style:style>
    <style:style style:name="T31" style:family="text">
      <style:text-properties fo:font-variant="normal" fo:text-transform="none" fo:color="#ff8000" loext:opacity="100%" style:font-name="Consolas1" fo:letter-spacing="normal" fo:font-style="normal" fo:font-weight="bold" style:font-weight-asian="bold" style:font-weight-complex="bold"/>
    </style:style>
    <style:style style:name="T32" style:family="text">
      <style:text-properties fo:font-variant="normal" fo:text-transform="none" fo:color="#ff8000" loext:opacity="100%" fo:letter-spacing="normal" fo:font-style="normal" fo:font-weight="bold" style:font-weight-asian="bold" style:font-weight-complex="bold"/>
    </style:style>
    <style:style style:name="T33" style:family="text">
      <style:text-properties style:font-name="inherit" loext:padding="0cm" loext:border="none"/>
    </style:style>
    <style:style style:name="T34" style:family="text">
      <style:text-properties loext:padding="0cm" loext:border="none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 loext:padding="0cm" loext:border="none"/>
    </style:style>
    <style:style style:name="T37" style:family="text">
      <style:text-properties fo:color="#c9211e" loext:opacity="100%" fo:font-weight="bold" style:font-weight-asian="bold" style:font-weight-complex="bold"/>
    </style:style>
    <style:style style:name="T38" style:family="text">
      <style:text-properties fo:color="#c9211e" loext:opacity="100%" fo:font-weight="bold" style:font-weight-asian="bold" style:font-weight-complex="bold" loext:padding="0cm" loext:border="none"/>
    </style:style>
    <style:style style:name="T39" style:family="text">
      <style:text-properties officeooo:rsid="000b6e85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4">1</text:span><text:span text:style-name="T13">-</text:span><text:span text:style-name="T12"> </text:span><text:span text:style-name="T25">touch script.js</text:span><text:span text:style-name="T12"> : permet de créer un fichier dont le nom est script et l'éxtension est js </text:span></text:p>
      <text:p text:style-name="P1"><text:span text:style-name="T13">2-</text:span><text:span text:style-name="T12"> </text:span><text:span text:style-name="T25">touch index.html style.css</text:span><text:span text:style-name="T12"> : permet de créer deux fichiers qui sont index.html et style.css </text:span></text:p>
      <text:p text:style-name="P1"><text:span text:style-name="T13">3-</text:span><text:span text:style-name="T12"> </text:span><text:span text:style-name="T25">git config --global user.name 'Anis'</text:span><text:span text:style-name="T12"> : permet de configurer le nom de l'utilisateur 'Anis' </text:span></text:p>
      <text:p text:style-name="P1"><text:span text:style-name="T13">4-</text:span><text:span text:style-name="T12"> </text:span><text:span text:style-name="T25">git config --global user.email 'mohamedrbh519@gmail.com'</text:span><text:span text:style-name="T12"> : permet de configurer l’</text:span><text:span text:style-name="T15">email</text:span><text:span text:style-name="T12"> de l'utilisateur </text:span></text:p>
      <text:p text:style-name="P1"><text:span text:style-name="T13">5-</text:span><text:span text:style-name="T12"> </text:span><text:span text:style-name="T25">git config -l</text:span><text:span text:style-name="T12"> : affiche la configuration de git </text:span></text:p>
      <text:p text:style-name="P1"><text:span text:style-name="T13">6-</text:span><text:span text:style-name="T12"> </text:span><text:span text:style-name="T25">clear</text:span><text:span text:style-name="T12"> : efface tout ce qu'on a écrit </text:span></text:p>
      <text:p text:style-name="P1"><text:span text:style-name="T13">7-</text:span><text:span text:style-name="T12"> </text:span><text:span text:style-name="T25">git init</text:span><text:span text:style-name="T12"> : initialiser un repository </text:span></text:p>
      <text:p text:style-name="P1"><text:span text:style-name="T13">8-</text:span><text:span text:style-name="T12"> </text:span><text:span text:style-name="T25">ls</text:span><text:span text:style-name="T12">: permet d'afficher l'ensemble des fichiers et dossiers qui sont présents dans le répértoire </text:span></text:p>
      <text:p text:style-name="P1"><text:span text:style-name="T13">9-</text:span><text:span text:style-name="T12"> </text:span><text:span text:style-name="T25">ls -a</text:span><text:span text:style-name="T12"> : permet d'afficher </text:span><text:span text:style-name="T13">aussi</text:span><text:span text:style-name="T12"> les fichiers/dossiers cachés </text:span></text:p>
      <text:p text:style-name="P1"><text:span text:style-name="T13">10-</text:span><text:span text:style-name="T12"> </text:span><text:span text:style-name="T25">git status</text:span><text:span text:style-name="T12"> : permet de consulter l'état du </text:span><text:span text:style-name="T13">working directory</text:span><text:span text:style-name="T12"> </text:span></text:p>
      <text:p text:style-name="P1"><text:span text:style-name="T13">11-</text:span><text:span text:style-name="T12"> </text:span><text:span text:style-name="T25">git add .</text:span><text:span text:style-name="T12"> : permet d'ajouter tou</text:span><text:span text:style-name="T16">s</text:span><text:span text:style-name="T12"> les fichiers et dossiers (qui sont dans le working directory) dans le </text:span><text:span text:style-name="T13">staging area </text:span></text:p>
      <text:p text:style-name="P1"><text:span text:style-name="T13">12-</text:span><text:span text:style-name="T12"> </text:span><text:span text:style-name="T25">git commit -m "ajout code html" </text:span><text:span text:style-name="T12">: permet de faire une capture (snapshot ou sauvegarde) avec le message "</text:span><text:span text:style-name="T17">ajout code html</text:span><text:span text:style-name="T12">" </text:span></text:p>
      <text:p text:style-name="P1"><text:span text:style-name="T13">13-</text:span><text:span text:style-name="T12"> </text:span><text:span text:style-name="T25">git checkout 342c3f9c41e0735f8aa019955db82b060c6b0b2d</text:span><text:span text:style-name="T12"> : aller vers le commit dont l'identifiant est 342c3f9c41e0735f8aa019955db82b060c6b0b2d </text:span></text:p>
      <text:p text:style-name="P1"><text:span text:style-name="T13">14-</text:span><text:span text:style-name="T12"> </text:span><text:span text:style-name="T25">git checkout master</text:span><text:span text:style-name="T12"> : aller vers le commit </text:span><text:span text:style-name="T17">le plus récent</text:span><text:span text:style-name="T12"> </text:span></text:p>
      <text:p text:style-name="P1"><text:span text:style-name="T13">15-</text:span><text:span text:style-name="T12"> </text:span><text:span text:style-name="T25">git log</text:span><text:span text:style-name="T12"> : permet de consulter l'historique des commits </text:span></text:p>
      <text:p text:style-name="P1"><text:span text:style-name="T13">16-</text:span><text:span text:style-name="T12"> </text:span><text:span text:style-name="T25">git log --oneline</text:span><text:span text:style-name="T12"> : version compacte de l'historique des commits </text:span></text:p>
      <text:p text:style-name="P1"><text:span text:style-name="T13">17-</text:span><text:span text:style-name="T12"> </text:span><text:span text:style-name="T25">git log --oneline -p index.html</text:span><text:span text:style-name="T12"> : historique de toutes les modifications par commit liées au fichier index</text:span><text:span text:style-name="T32">.html </text:span></text:p>
      <text:p text:style-name="P1"><text:span text:style-name="T28">18-</text:span><text:span text:style-name="T12"> </text:span><text:span text:style-name="T25">git </text:span><text:span text:style-name="T30">add *</text:span><text:span text:style-name="T12"> : permet d'ajouter tou</text:span><text:span text:style-name="T18">s</text:span><text:span text:style-name="T12"> les fichiers dans le snapshot de manière récursive </text:span></text:p>
      <text:p text:style-name="P1"><text:span text:style-name="T28">19-</text:span><text:span text:style-name="T12"> </text:span><text:span text:style-name="T25">git </text:span><text:span text:style-name="T30">add --all</text:span><text:span text:style-name="T12"> : équivalent de git add * </text:span></text:p>
      <text:p text:style-name="P1"><text:span text:style-name="T28">20-</text:span><text:span text:style-name="T12"> </text:span><text:span text:style-name="T25">git </text:span><text:span text:style-name="T30">add .</text:span><text:span text:style-name="T12"> : équivalent à git add * </text:span></text:p>
      <text:p text:style-name="P1"><text:span text:style-name="T28">21-</text:span><text:span text:style-name="T12"> </text:span><text:span text:style-name="T25">git </text:span><text:span text:style-name="T30">add -A</text:span><text:span text:style-name="T25"> </text:span><text:span text:style-name="T12">: équivalent à git add * </text:span></text:p>
      <text:p text:style-name="P1"><text:span text:style-name="T13">22-</text:span><text:span text:style-name="T12"> </text:span><text:span text:style-name="T25">git add *.php</text:span><text:span text:style-name="T12"> : tous les fichiers finissant par </text:span><text:span text:style-name="T13">php</text:span><text:span text:style-name="T12"> de manière récursive </text:span></text:p>
      <text:p text:style-name="P1"><text:span text:style-name="T13">23-</text:span><text:span text:style-name="T12"> </text:span><text:span text:style-name="T25">git add httpdocs/</text:span><text:span text:style-name="T12"> : p</text:span><text:span text:style-name="T19">ermet d'ajouter tous les fichiers se trouvant dans le dossier </text:span><text:span text:style-name="T20">httpdocs</text:span><text:span text:style-name="T19"> ainsi que les fichiers et dossiers créés ou modifiés dans les dossiers enfants de httpdocs </text:span></text:p>
      <text:p text:style-name="P2"><text:span text:style-name="T21">24-</text:span><text:span text:style-name="T22"> </text:span><text:span text:style-name="T26">git add *.(html|php|css|js|xml)</text:span><text:span text:style-name="T22"> : permet d'ajouter tous les fichiers finissant avec ces 5 extensions récursivement </text:span><text:line-break/></text:p>
      <text:p text:style-name="P3"><text:soft-page-break/><text:span text:style-name="T35">25-</text:span> <text:span text:style-name="T37">git diff index.html</text:span> : permet de consulter la difference entre le fichier original et le fichier modifié </text:p>
      <text:p text:style-name="P3"><text:span text:style-name="T35">26-</text:span> <text:span text:style-name="T37">git checkout {nom fichier}</text:span> : permet d'annuler les changements effectué dans le fichier {nom fichier} </text:p>
      <text:p text:style-name="P3"><text:span text:style-name="T35">27-</text:span> <text:span text:style-name="T37">git branch {nom de la branche}</text:span> : créer la branche </text:p>
      <text:p text:style-name="P3"><text:span text:style-name="T35">28-</text:span> <text:span text:style-name="T37">git branch</text:span> : permet d'afficher la liste des branches </text:p>
      <text:p text:style-name="P3"><text:span text:style-name="T35">29-</text:span> <text:span text:style-name="T37">git checkout css </text:span>: aller vers la branche css </text:p>
      <text:p text:style-name="P3"><text:span text:style-name="T35">30-</text:span> <text:span text:style-name="T37">git checkout master </text:span>: aller vers la branche master </text:p>
      <text:p text:style-name="P3"><text:span text:style-name="T35">31-</text:span> <text:span text:style-name="T37">git merge css</text:span> : m<text:span text:style-name="T39">erger </text:span>(fusionner) le code css avec le code master </text:p>
      <text:p text:style-name="P3"><text:span text:style-name="T35">32-</text:span> <text:span text:style-name="T37">git branch -d {nom de la branche} </text:span>: permet de supprimer la branche </text:p>
      <text:p text:style-name="P4"><text:span text:style-name="T36">33-</text:span><text:span text:style-name="T34"> </text:span><text:span text:style-name="T38">git checkout -b {nom de la branche}</text:span><text:span text:style-name="T34"> : permet de créer une branche et d'aller vers elle git checkout -b {nom de la branche} : git branch {nom de la branche} + git checkout {nom de la branche}</text:span></text:p>
      <text:p text:style-name="P2"/>
      <text:p text:style-name="P2">-----------------------------------------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1" svg:font-family="Consolas, 'Andale Mono WT', 'Andale Mono', 'Lucida Console', 'Lucida Sans Typewriter', 'DejaVu Sans Mono', 'Bitstream Vera Sans Mono', 'Liberation Mono', 'Nimbus Mono L', Monaco, 'Courier New', Courier, monospace"/>
    <style:font-face style:name="inherit" svg:font-family="inherit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5T20:02:52.047000000</meta:creation-date>
    <dc:date>2022-09-06T13:18:26.591000000</dc:date>
    <meta:editing-duration>PT1H40M30S</meta:editing-duration>
    <meta:editing-cycles>8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34" meta:word-count="486" meta:character-count="2848" meta:non-whitespace-character-count="2368"/>
  </office:meta>
</office:document-meta>
</file>